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172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toich_biomass_co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stoich_met</text:p>
          </table:table-cell>
          <table:table-cell office:value-type="string" calcext:value-type="string">
            <text:p>stoich_coeff</text:p>
          </table:table-cell>
          <table:table-cell office:value-type="string" calcext:value-type="string">
            <text:p>Metabolite.Na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fthf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10-Formyltetrahydrofolate</text:p>
          </table:table-cell>
          <table:table-cell table:formula="of:=ABS([.C2])" office:value-type="float" office:value="0.000223" calcext:value-type="float">
            <text:p>0.000223</text:p>
          </table:table-cell>
          <table:table-cell table:formula="of:=[.C2]/[.$E$73]" office:value-type="float" office:value="-111.5" calcext:value-type="float">
            <text:p>-111.5</text:p>
          </table:table-cell>
          <table:table-cell table:formula="of:=[.E2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fe2s[c]</text:p>
          </table:table-cell>
          <table:table-cell office:value-type="float" office:value="-0.000026" calcext:value-type="float">
            <text:p>-2.6E-05</text:p>
          </table:table-cell>
          <table:table-cell office:value-type="string" calcext:value-type="string">
            <text:p>[2Fe-2S] iron-sulfur cluster</text:p>
          </table:table-cell>
          <table:table-cell table:formula="of:=ABS([.C3])" office:value-type="float" office:value="0.000026" calcext:value-type="float">
            <text:p>2.6E-05</text:p>
          </table:table-cell>
          <table:table-cell table:formula="of:=[.C3]/[.$E$73]" office:value-type="float" office:value="-13" calcext:value-type="float">
            <text:p>-13</text:p>
          </table:table-cell>
          <table:table-cell table:formula="of:=[.E3]*(30508/54.124831)" office:value-type="float" office:value="0.0146551589232676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ohph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2-Octaprenyl-6-hydroxyphenol</text:p>
          </table:table-cell>
          <table:table-cell table:formula="of:=ABS([.C4])" office:value-type="float" office:value="0.000223" calcext:value-type="float">
            <text:p>0.000223</text:p>
          </table:table-cell>
          <table:table-cell table:formula="of:=[.C4]/[.$E$73]" office:value-type="float" office:value="-111.5" calcext:value-type="float">
            <text:p>-111.5</text:p>
          </table:table-cell>
          <table:table-cell table:formula="of:=[.E4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fe4s[c]</text:p>
          </table:table-cell>
          <table:table-cell office:value-type="float" office:value="-0.00026" calcext:value-type="float">
            <text:p>-0.00026</text:p>
          </table:table-cell>
          <table:table-cell office:value-type="string" calcext:value-type="string">
            <text:p>[4Fe-4S] iron-sulfur cluster</text:p>
          </table:table-cell>
          <table:table-cell table:formula="of:=ABS([.C5])" office:value-type="float" office:value="0.00026" calcext:value-type="float">
            <text:p>0.00026</text:p>
          </table:table-cell>
          <table:table-cell table:formula="of:=[.C5]/[.$E$73]" office:value-type="float" office:value="-130" calcext:value-type="float">
            <text:p>-130</text:p>
          </table:table-cell>
          <table:table-cell table:formula="of:=[.E5]*(30508/54.124831)" office:value-type="float" office:value="0.146551589232676" calcext:value-type="float">
            <text:p>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-L[c]</text:p>
          </table:table-cell>
          <table:table-cell office:value-type="float" office:value="-0.513689" calcext:value-type="float">
            <text:p>-0.513689</text:p>
          </table:table-cell>
          <table:table-cell office:value-type="string" calcext:value-type="string">
            <text:p>L-Alanine</text:p>
          </table:table-cell>
          <table:table-cell table:formula="of:=ABS([.C6])" office:value-type="float" office:value="0.513689" calcext:value-type="float">
            <text:p>0.513689</text:p>
          </table:table-cell>
          <table:table-cell table:formula="of:=[.C6]/[.$E$73]" office:value-type="float" office:value="-256844.5" calcext:value-type="float">
            <text:p>-256844.5</text:p>
          </table:table-cell>
          <table:table-cell table:formula="of:=[.E6]*(30508/54.124831)" office:value-type="float" office:value="289.545920466708" calcext:value-type="float">
            <text:p>289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et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S-Adenosyl-L-methionine</text:p>
          </table:table-cell>
          <table:table-cell table:formula="of:=ABS([.C7])" office:value-type="float" office:value="0.000223" calcext:value-type="float">
            <text:p>0.000223</text:p>
          </table:table-cell>
          <table:table-cell table:formula="of:=[.C7]/[.$E$73]" office:value-type="float" office:value="-111.5" calcext:value-type="float">
            <text:p>-111.5</text:p>
          </table:table-cell>
          <table:table-cell table:formula="of:=[.E7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g-L[c]</text:p>
          </table:table-cell>
          <table:table-cell office:value-type="float" office:value="-0.295792" calcext:value-type="float">
            <text:p>-0.295792</text:p>
          </table:table-cell>
          <table:table-cell office:value-type="string" calcext:value-type="string">
            <text:p>L-Arginine</text:p>
          </table:table-cell>
          <table:table-cell table:formula="of:=ABS([.C8])" office:value-type="float" office:value="0.295792" calcext:value-type="float">
            <text:p>0.295792</text:p>
          </table:table-cell>
          <table:table-cell table:formula="of:=[.C8]/[.$E$73]" office:value-type="float" office:value="-147896" calcext:value-type="float">
            <text:p>-147896</text:p>
          </table:table-cell>
          <table:table-cell table:formula="of:=[.E8]*(30508/54.124831)" office:value-type="float" office:value="166.726106470429" calcext:value-type="float">
            <text:p>166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n-L[c]</text:p>
          </table:table-cell>
          <table:table-cell office:value-type="float" office:value="-0.241055" calcext:value-type="float">
            <text:p>-0.241055</text:p>
          </table:table-cell>
          <table:table-cell office:value-type="string" calcext:value-type="string">
            <text:p>L-Asparagine</text:p>
          </table:table-cell>
          <table:table-cell table:formula="of:=ABS([.C9])" office:value-type="float" office:value="0.241055" calcext:value-type="float">
            <text:p>0.241055</text:p>
          </table:table-cell>
          <table:table-cell table:formula="of:=[.C9]/[.$E$73]" office:value-type="float" office:value="-120527.5" calcext:value-type="float">
            <text:p>-120527.5</text:p>
          </table:table-cell>
          <table:table-cell table:formula="of:=[.E9]*(30508/54.124831)" office:value-type="float" office:value="135.873051317241" calcext:value-type="float">
            <text:p>135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p-L[c]</text:p>
          </table:table-cell>
          <table:table-cell office:value-type="float" office:value="-0.241055" calcext:value-type="float">
            <text:p>-0.241055</text:p>
          </table:table-cell>
          <table:table-cell office:value-type="string" calcext:value-type="string">
            <text:p>L-Aspartate</text:p>
          </table:table-cell>
          <table:table-cell table:formula="of:=ABS([.C10])" office:value-type="float" office:value="0.241055" calcext:value-type="float">
            <text:p>0.241055</text:p>
          </table:table-cell>
          <table:table-cell table:formula="of:=[.C10]/[.$E$73]" office:value-type="float" office:value="-120527.5" calcext:value-type="float">
            <text:p>-120527.5</text:p>
          </table:table-cell>
          <table:table-cell table:formula="of:=[.E10]*(30508/54.124831)" office:value-type="float" office:value="135.873051317241" calcext:value-type="float">
            <text:p>135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p[c]</text:p>
          </table:table-cell>
          <table:table-cell office:value-type="float" office:value="-54.124831" calcext:value-type="float">
            <text:p>-54.124831</text:p>
          </table:table-cell>
          <table:table-cell office:value-type="string" calcext:value-type="string">
            <text:p>ATP</text:p>
          </table:table-cell>
          <table:table-cell table:formula="of:=ABS([.C11])" office:value-type="float" office:value="54.124831" calcext:value-type="float">
            <text:p>54.124831</text:p>
          </table:table-cell>
          <table:table-cell table:formula="of:=[.C11]/[.$E$73]" office:value-type="float" office:value="-27062415.5" calcext:value-type="float">
            <text:p>-27062415.5</text:p>
          </table:table-cell>
          <table:table-cell table:formula="of:=[.E11]*(30508/54.124831)" office:value-type="float" office:value="30508" calcext:value-type="float">
            <text:p>30,508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mocogdp[c]</text:p>
          </table:table-cell>
          <table:table-cell office:value-type="float" office:value="-0.000122" calcext:value-type="float">
            <text:p>-0.000122</text:p>
          </table:table-cell>
          <table:table-cell office:value-type="string" calcext:value-type="string">
            <text:p>bis-molybdopterin guanine dinucleotide</text:p>
          </table:table-cell>
          <table:table-cell table:formula="of:=ABS([.C12])" office:value-type="float" office:value="0.000122" calcext:value-type="float">
            <text:p>0.000122</text:p>
          </table:table-cell>
          <table:table-cell table:formula="of:=[.C12]/[.$E$73]" office:value-type="float" office:value="-61" calcext:value-type="float">
            <text:p>-61</text:p>
          </table:table-cell>
          <table:table-cell table:formula="of:=[.E12]*(30508/54.124831)" office:value-type="float" office:value="0.0687665149476402" calcext:value-type="float">
            <text:p>0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tn[c]</text:p>
          </table:table-cell>
          <table:table-cell office:value-type="float" office:value="-0.000002" calcext:value-type="float">
            <text:p>-2E-06</text:p>
          </table:table-cell>
          <table:table-cell office:value-type="string" calcext:value-type="string">
            <text:p>Biotin</text:p>
          </table:table-cell>
          <table:table-cell table:formula="of:=ABS([.C13])" office:value-type="float" office:value="0.000002" calcext:value-type="float">
            <text:p>2E-06</text:p>
          </table:table-cell>
          <table:table-cell table:formula="of:=[.C13]/[.$E$73]" office:value-type="float" office:value="-1" calcext:value-type="float">
            <text:p>-1</text:p>
          </table:table-cell>
          <table:table-cell table:formula="of:=[.E13]*(30508/54.124831)" office:value-type="float" office:value="0.00112731991717443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2[c]</text:p>
          </table:table-cell>
          <table:table-cell office:value-type="float" office:value="-0.005205" calcext:value-type="float">
            <text:p>-0.005205</text:p>
          </table:table-cell>
          <table:table-cell office:value-type="string" calcext:value-type="string">
            <text:p>Calcium</text:p>
          </table:table-cell>
          <table:table-cell table:formula="of:=ABS([.C14])" office:value-type="float" office:value="0.005205" calcext:value-type="float">
            <text:p>0.005205</text:p>
          </table:table-cell>
          <table:table-cell table:formula="of:=[.C14]/[.$E$73]" office:value-type="float" office:value="-2602.5" calcext:value-type="float">
            <text:p>-2602.5</text:p>
          </table:table-cell>
          <table:table-cell table:formula="of:=[.E14]*(30508/54.124831)" office:value-type="float" office:value="2.93385008444645" calcext:value-type="float">
            <text:p>2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[c]</text:p>
          </table:table-cell>
          <table:table-cell office:value-type="float" office:value="-0.005205" calcext:value-type="float">
            <text:p>-0.005205</text:p>
          </table:table-cell>
          <table:table-cell office:value-type="string" calcext:value-type="string">
            <text:p>Chloride</text:p>
          </table:table-cell>
          <table:table-cell table:formula="of:=ABS([.C15])" office:value-type="float" office:value="0.005205" calcext:value-type="float">
            <text:p>0.005205</text:p>
          </table:table-cell>
          <table:table-cell table:formula="of:=[.C15]/[.$E$73]" office:value-type="float" office:value="-2602.5" calcext:value-type="float">
            <text:p>-2602.5</text:p>
          </table:table-cell>
          <table:table-cell table:formula="of:=[.E15]*(30508/54.124831)" office:value-type="float" office:value="2.93385008444645" calcext:value-type="float">
            <text:p>2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a[c]</text:p>
          </table:table-cell>
          <table:table-cell office:value-type="float" office:value="-0.000576" calcext:value-type="float">
            <text:p>-0.000576</text:p>
          </table:table-cell>
          <table:table-cell office:value-type="string" calcext:value-type="string">
            <text:p>Coenzyme A</text:p>
          </table:table-cell>
          <table:table-cell table:formula="of:=ABS([.C16])" office:value-type="float" office:value="0.000576" calcext:value-type="float">
            <text:p>0.000576</text:p>
          </table:table-cell>
          <table:table-cell table:formula="of:=[.C16]/[.$E$73]" office:value-type="float" office:value="-288" calcext:value-type="float">
            <text:p>-288</text:p>
          </table:table-cell>
          <table:table-cell table:formula="of:=[.E16]*(30508/54.124831)" office:value-type="float" office:value="0.324668136146236" calcext:value-type="float">
            <text:p>0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balt2[c]</text:p>
          </table:table-cell>
          <table:table-cell office:value-type="float" office:value="-0.000025" calcext:value-type="float">
            <text:p>-2.5E-05</text:p>
          </table:table-cell>
          <table:table-cell office:value-type="string" calcext:value-type="string">
            <text:p>Co2+</text:p>
          </table:table-cell>
          <table:table-cell table:formula="of:=ABS([.C17])" office:value-type="float" office:value="0.000025" calcext:value-type="float">
            <text:p>2.5E-05</text:p>
          </table:table-cell>
          <table:table-cell table:formula="of:=[.C17]/[.$E$73]" office:value-type="float" office:value="-12.5" calcext:value-type="float">
            <text:p>-12.5</text:p>
          </table:table-cell>
          <table:table-cell table:formula="of:=[.E17]*(30508/54.124831)" office:value-type="float" office:value="0.0140914989646804" calcext:value-type="float">
            <text:p>0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tp[c]</text:p>
          </table:table-cell>
          <table:table-cell office:value-type="float" office:value="-0.133508" calcext:value-type="float">
            <text:p>-0.133508</text:p>
          </table:table-cell>
          <table:table-cell office:value-type="string" calcext:value-type="string">
            <text:p>CTP</text:p>
          </table:table-cell>
          <table:table-cell table:formula="of:=ABS([.C18])" office:value-type="float" office:value="0.133508" calcext:value-type="float">
            <text:p>0.133508</text:p>
          </table:table-cell>
          <table:table-cell table:formula="of:=[.C18]/[.$E$73]" office:value-type="float" office:value="-66754" calcext:value-type="float">
            <text:p>-66754</text:p>
          </table:table-cell>
          <table:table-cell table:formula="of:=[.E18]*(30508/54.124831)" office:value-type="float" office:value="75.2531137510619" calcext:value-type="float">
            <text:p>75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2[c]</text:p>
          </table:table-cell>
          <table:table-cell office:value-type="float" office:value="-0.000709" calcext:value-type="float">
            <text:p>-0.000709</text:p>
          </table:table-cell>
          <table:table-cell office:value-type="string" calcext:value-type="string">
            <text:p>Cu2+</text:p>
          </table:table-cell>
          <table:table-cell table:formula="of:=ABS([.C19])" office:value-type="float" office:value="0.000709" calcext:value-type="float">
            <text:p>0.000709</text:p>
          </table:table-cell>
          <table:table-cell table:formula="of:=[.C19]/[.$E$73]" office:value-type="float" office:value="-354.5" calcext:value-type="float">
            <text:p>-354.5</text:p>
          </table:table-cell>
          <table:table-cell table:formula="of:=[.E19]*(30508/54.124831)" office:value-type="float" office:value="0.399634910638335" calcext:value-type="float">
            <text:p>0.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ys-L[c]</text:p>
          </table:table-cell>
          <table:table-cell office:value-type="float" office:value="-0.09158" calcext:value-type="float">
            <text:p>-0.09158</text:p>
          </table:table-cell>
          <table:table-cell office:value-type="string" calcext:value-type="string">
            <text:p>L-Cysteine</text:p>
          </table:table-cell>
          <table:table-cell table:formula="of:=ABS([.C20])" office:value-type="float" office:value="0.09158" calcext:value-type="float">
            <text:p>0.09158</text:p>
          </table:table-cell>
          <table:table-cell table:formula="of:=[.C20]/[.$E$73]" office:value-type="float" office:value="-45790" calcext:value-type="float">
            <text:p>-45790</text:p>
          </table:table-cell>
          <table:table-cell table:formula="of:=[.E20]*(30508/54.124831)" office:value-type="float" office:value="51.6199790074171" calcext:value-type="float">
            <text:p>51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p[c]</text:p>
          </table:table-cell>
          <table:table-cell office:value-type="float" office:value="-0.026166" calcext:value-type="float">
            <text:p>-0.026166</text:p>
          </table:table-cell>
          <table:table-cell office:value-type="string" calcext:value-type="string">
            <text:p>dATP</text:p>
          </table:table-cell>
          <table:table-cell table:formula="of:=ABS([.C21])" office:value-type="float" office:value="0.026166" calcext:value-type="float">
            <text:p>0.026166</text:p>
          </table:table-cell>
          <table:table-cell table:formula="of:=[.C21]/[.$E$73]" office:value-type="float" office:value="-13083" calcext:value-type="float">
            <text:p>-13083</text:p>
          </table:table-cell>
          <table:table-cell table:formula="of:=[.E21]*(30508/54.124831)" office:value-type="float" office:value="14.7487264763931" calcext:value-type="float">
            <text:p>14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ctp[c]</text:p>
          </table:table-cell>
          <table:table-cell office:value-type="float" office:value="-0.027017" calcext:value-type="float">
            <text:p>-0.027017</text:p>
          </table:table-cell>
          <table:table-cell office:value-type="string" calcext:value-type="string">
            <text:p>dCTP</text:p>
          </table:table-cell>
          <table:table-cell table:formula="of:=ABS([.C22])" office:value-type="float" office:value="0.027017" calcext:value-type="float">
            <text:p>0.027017</text:p>
          </table:table-cell>
          <table:table-cell table:formula="of:=[.C22]/[.$E$73]" office:value-type="float" office:value="-13508.5" calcext:value-type="float">
            <text:p>-13508.5</text:p>
          </table:table-cell>
          <table:table-cell table:formula="of:=[.E22]*(30508/54.124831)" office:value-type="float" office:value="15.2284011011508" calcext:value-type="float">
            <text:p>15.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gtp[c]</text:p>
          </table:table-cell>
          <table:table-cell office:value-type="float" office:value="-0.027017" calcext:value-type="float">
            <text:p>-0.027017</text:p>
          </table:table-cell>
          <table:table-cell office:value-type="string" calcext:value-type="string">
            <text:p>dGTP</text:p>
          </table:table-cell>
          <table:table-cell table:formula="of:=ABS([.C23])" office:value-type="float" office:value="0.027017" calcext:value-type="float">
            <text:p>0.027017</text:p>
          </table:table-cell>
          <table:table-cell table:formula="of:=[.C23]/[.$E$73]" office:value-type="float" office:value="-13508.5" calcext:value-type="float">
            <text:p>-13508.5</text:p>
          </table:table-cell>
          <table:table-cell table:formula="of:=[.E23]*(30508/54.124831)" office:value-type="float" office:value="15.2284011011508" calcext:value-type="float">
            <text:p>15.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ttp[c]</text:p>
          </table:table-cell>
          <table:table-cell office:value-type="float" office:value="-0.026166" calcext:value-type="float">
            <text:p>-0.026166</text:p>
          </table:table-cell>
          <table:table-cell office:value-type="string" calcext:value-type="string">
            <text:p>dTTP</text:p>
          </table:table-cell>
          <table:table-cell table:formula="of:=ABS([.C24])" office:value-type="float" office:value="0.026166" calcext:value-type="float">
            <text:p>0.026166</text:p>
          </table:table-cell>
          <table:table-cell table:formula="of:=[.C24]/[.$E$73]" office:value-type="float" office:value="-13083" calcext:value-type="float">
            <text:p>-13083</text:p>
          </table:table-cell>
          <table:table-cell table:formula="of:=[.E24]*(30508/54.124831)" office:value-type="float" office:value="14.7487264763931" calcext:value-type="float">
            <text:p>14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ad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Flavin adenine dinucleotide oxidized</text:p>
          </table:table-cell>
          <table:table-cell table:formula="of:=ABS([.C25])" office:value-type="float" office:value="0.000223" calcext:value-type="float">
            <text:p>0.000223</text:p>
          </table:table-cell>
          <table:table-cell table:formula="of:=[.C25]/[.$E$73]" office:value-type="float" office:value="-111.5" calcext:value-type="float">
            <text:p>-111.5</text:p>
          </table:table-cell>
          <table:table-cell table:formula="of:=[.E25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2[c]</text:p>
          </table:table-cell>
          <table:table-cell office:value-type="float" office:value="-0.006715" calcext:value-type="float">
            <text:p>-0.006715</text:p>
          </table:table-cell>
          <table:table-cell office:value-type="string" calcext:value-type="string">
            <text:p>Fe2+</text:p>
          </table:table-cell>
          <table:table-cell table:formula="of:=ABS([.C26])" office:value-type="float" office:value="0.006715" calcext:value-type="float">
            <text:p>0.006715</text:p>
          </table:table-cell>
          <table:table-cell table:formula="of:=[.C26]/[.$E$73]" office:value-type="float" office:value="-3357.5" calcext:value-type="float">
            <text:p>-3357.5</text:p>
          </table:table-cell>
          <table:table-cell table:formula="of:=[.E26]*(30508/54.124831)" office:value-type="float" office:value="3.78497662191315" calcext:value-type="float">
            <text:p>3.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3[c]</text:p>
          </table:table-cell>
          <table:table-cell office:value-type="float" office:value="-0.007808" calcext:value-type="float">
            <text:p>-0.007808</text:p>
          </table:table-cell>
          <table:table-cell office:value-type="string" calcext:value-type="string">
            <text:p>Fe3+</text:p>
          </table:table-cell>
          <table:table-cell table:formula="of:=ABS([.C27])" office:value-type="float" office:value="0.007808" calcext:value-type="float">
            <text:p>0.007808</text:p>
          </table:table-cell>
          <table:table-cell table:formula="of:=[.C27]/[.$E$73]" office:value-type="float" office:value="-3904" calcext:value-type="float">
            <text:p>-3904</text:p>
          </table:table-cell>
          <table:table-cell table:formula="of:=[.E27]*(30508/54.124831)" office:value-type="float" office:value="4.40105695664897" calcext:value-type="float">
            <text:p>4.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ln-L[c]</text:p>
          </table:table-cell>
          <table:table-cell office:value-type="float" office:value="-0.26316" calcext:value-type="float">
            <text:p>-0.26316</text:p>
          </table:table-cell>
          <table:table-cell office:value-type="string" calcext:value-type="string">
            <text:p>L-Glutamine</text:p>
          </table:table-cell>
          <table:table-cell table:formula="of:=ABS([.C28])" office:value-type="float" office:value="0.26316" calcext:value-type="float">
            <text:p>0.26316</text:p>
          </table:table-cell>
          <table:table-cell table:formula="of:=[.C28]/[.$E$73]" office:value-type="float" office:value="-131580" calcext:value-type="float">
            <text:p>-131580</text:p>
          </table:table-cell>
          <table:table-cell table:formula="of:=[.E28]*(30508/54.124831)" office:value-type="float" office:value="148.332754701811" calcext:value-type="float">
            <text:p>148.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lu-L[c]</text:p>
          </table:table-cell>
          <table:table-cell office:value-type="float" office:value="-0.26316" calcext:value-type="float">
            <text:p>-0.26316</text:p>
          </table:table-cell>
          <table:table-cell office:value-type="string" calcext:value-type="string">
            <text:p>L-Glutamate</text:p>
          </table:table-cell>
          <table:table-cell table:formula="of:=ABS([.C29])" office:value-type="float" office:value="0.26316" calcext:value-type="float">
            <text:p>0.26316</text:p>
          </table:table-cell>
          <table:table-cell table:formula="of:=[.C29]/[.$E$73]" office:value-type="float" office:value="-131580" calcext:value-type="float">
            <text:p>-131580</text:p>
          </table:table-cell>
          <table:table-cell table:formula="of:=[.E29]*(30508/54.124831)" office:value-type="float" office:value="148.332754701811" calcext:value-type="float">
            <text:p>148.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ly[c]</text:p>
          </table:table-cell>
          <table:table-cell office:value-type="float" office:value="-0.612638" calcext:value-type="float">
            <text:p>-0.612638</text:p>
          </table:table-cell>
          <table:table-cell office:value-type="string" calcext:value-type="string">
            <text:p>Glycine</text:p>
          </table:table-cell>
          <table:table-cell table:formula="of:=ABS([.C30])" office:value-type="float" office:value="0.612638" calcext:value-type="float">
            <text:p>0.612638</text:p>
          </table:table-cell>
          <table:table-cell table:formula="of:=[.C30]/[.$E$73]" office:value-type="float" office:value="-306319" calcext:value-type="float">
            <text:p>-306319</text:p>
          </table:table-cell>
          <table:table-cell table:formula="of:=[.E30]*(30508/54.124831)" office:value-type="float" office:value="345.319509708954" calcext:value-type="float">
            <text:p>345.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tp[c]</text:p>
          </table:table-cell>
          <table:table-cell office:value-type="float" office:value="-0.215096" calcext:value-type="float">
            <text:p>-0.215096</text:p>
          </table:table-cell>
          <table:table-cell office:value-type="string" calcext:value-type="string">
            <text:p>GTP</text:p>
          </table:table-cell>
          <table:table-cell table:formula="of:=ABS([.C31])" office:value-type="float" office:value="0.215096" calcext:value-type="float">
            <text:p>0.215096</text:p>
          </table:table-cell>
          <table:table-cell table:formula="of:=[.C31]/[.$E$73]" office:value-type="float" office:value="-107548" calcext:value-type="float">
            <text:p>-107548</text:p>
          </table:table-cell>
          <table:table-cell table:formula="of:=[.E31]*(30508/54.124831)" office:value-type="float" office:value="121.241002452276" calcext:value-type="float">
            <text:p>121.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[c]</text:p>
          </table:table-cell>
          <table:table-cell office:value-type="float" office:value="53.95" calcext:value-type="float">
            <text:p>53.95</text:p>
          </table:table-cell>
          <table:table-cell office:value-type="string" calcext:value-type="string">
            <text:p>H+</text:p>
          </table:table-cell>
          <table:table-cell table:formula="of:=ABS([.C32])" office:value-type="float" office:value="53.95" calcext:value-type="float">
            <text:p>53.95</text:p>
          </table:table-cell>
          <table:table-cell table:formula="of:=[.C32]/[.$E$73]" office:value-type="float" office:value="26975000" calcext:value-type="float">
            <text:p>26975000</text:p>
          </table:table-cell>
          <table:table-cell table:formula="of:=[.E32]*(30508/54.124831)" office:value-type="float" office:value="30409.4547657802" calcext:value-type="float">
            <text:p>30,409.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2o[c]</text:p>
          </table:table-cell>
          <table:table-cell office:value-type="float" office:value="-48.601527" calcext:value-type="float">
            <text:p>-48.601527</text:p>
          </table:table-cell>
          <table:table-cell office:value-type="string" calcext:value-type="string">
            <text:p>H2O</text:p>
          </table:table-cell>
          <table:table-cell table:formula="of:=ABS([.C33])" office:value-type="float" office:value="48.601527" calcext:value-type="float">
            <text:p>48.601527</text:p>
          </table:table-cell>
          <table:table-cell table:formula="of:=[.C33]/[.$E$73]" office:value-type="float" office:value="-24300763.5" calcext:value-type="float">
            <text:p>-24300763.5</text:p>
          </table:table-cell>
          <table:table-cell table:formula="of:=[.E33]*(30508/54.124831)" office:value-type="float" office:value="27394.7346960954" calcext:value-type="float">
            <text:p>27,394.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is-L[c]</text:p>
          </table:table-cell>
          <table:table-cell office:value-type="float" office:value="-0.094738" calcext:value-type="float">
            <text:p>-0.094738</text:p>
          </table:table-cell>
          <table:table-cell office:value-type="string" calcext:value-type="string">
            <text:p>L-Histidine</text:p>
          </table:table-cell>
          <table:table-cell table:formula="of:=ABS([.C34])" office:value-type="float" office:value="0.094738" calcext:value-type="float">
            <text:p>0.094738</text:p>
          </table:table-cell>
          <table:table-cell table:formula="of:=[.C34]/[.$E$73]" office:value-type="float" office:value="-47369" calcext:value-type="float">
            <text:p>-47369</text:p>
          </table:table-cell>
          <table:table-cell table:formula="of:=[.E34]*(30508/54.124831)" office:value-type="float" office:value="53.4000171566356" calcext:value-type="float">
            <text:p>53.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le-L[c]</text:p>
          </table:table-cell>
          <table:table-cell office:value-type="float" office:value="-0.290529" calcext:value-type="float">
            <text:p>-0.290529</text:p>
          </table:table-cell>
          <table:table-cell office:value-type="string" calcext:value-type="string">
            <text:p>L-Isoleucine</text:p>
          </table:table-cell>
          <table:table-cell table:formula="of:=ABS([.C35])" office:value-type="float" office:value="0.290529" calcext:value-type="float">
            <text:p>0.290529</text:p>
          </table:table-cell>
          <table:table-cell table:formula="of:=[.C35]/[.$E$73]" office:value-type="float" office:value="-145264.5" calcext:value-type="float">
            <text:p>-145264.5</text:p>
          </table:table-cell>
          <table:table-cell table:formula="of:=[.E35]*(30508/54.124831)" office:value-type="float" office:value="163.759564108385" calcext:value-type="float">
            <text:p>163.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[c]</text:p>
          </table:table-cell>
          <table:table-cell office:value-type="float" office:value="-0.195193" calcext:value-type="float">
            <text:p>-0.195193</text:p>
          </table:table-cell>
          <table:table-cell office:value-type="string" calcext:value-type="string">
            <text:p>potassium</text:p>
          </table:table-cell>
          <table:table-cell table:formula="of:=ABS([.C36])" office:value-type="float" office:value="0.195193" calcext:value-type="float">
            <text:p>0.195193</text:p>
          </table:table-cell>
          <table:table-cell table:formula="of:=[.C36]/[.$E$73]" office:value-type="float" office:value="-97596.5" calcext:value-type="float">
            <text:p>-97596.5</text:p>
          </table:table-cell>
          <table:table-cell table:formula="of:=[.E36]*(30508/54.124831)" office:value-type="float" office:value="110.022478296514" calcext:value-type="float">
            <text:p>110.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do2lipid4[e]</text:p>
          </table:table-cell>
          <table:table-cell office:value-type="float" office:value="-0.019456" calcext:value-type="float">
            <text:p>-0.019456</text:p>
          </table:table-cell>
          <table:table-cell office:value-type="string" calcext:value-type="string">
            <text:p>KDO(2)-lipid IV(A)</text:p>
          </table:table-cell>
          <table:table-cell table:formula="of:=ABS([.C37])" office:value-type="float" office:value="0.019456" calcext:value-type="float">
            <text:p>0.019456</text:p>
          </table:table-cell>
          <table:table-cell table:formula="of:=[.C37]/[.$E$73]" office:value-type="float" office:value="-9728" calcext:value-type="float">
            <text:p>-9728</text:p>
          </table:table-cell>
          <table:table-cell table:formula="of:=[.E37]*(30508/54.124831)" office:value-type="float" office:value="10.9665681542728" calcext:value-type="float">
            <text:p>10.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u-L[c]</text:p>
          </table:table-cell>
          <table:table-cell office:value-type="float" office:value="-0.450531" calcext:value-type="float">
            <text:p>-0.450531</text:p>
          </table:table-cell>
          <table:table-cell office:value-type="string" calcext:value-type="string">
            <text:p>L-Leucine</text:p>
          </table:table-cell>
          <table:table-cell table:formula="of:=ABS([.C38])" office:value-type="float" office:value="0.450531" calcext:value-type="float">
            <text:p>0.450531</text:p>
          </table:table-cell>
          <table:table-cell table:formula="of:=[.C38]/[.$E$73]" office:value-type="float" office:value="-225265.5" calcext:value-type="float">
            <text:p>-225265.5</text:p>
          </table:table-cell>
          <table:table-cell table:formula="of:=[.E38]*(30508/54.124831)" office:value-type="float" office:value="253.946284802256" calcext:value-type="float">
            <text:p>253.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ys-L[c]</text:p>
          </table:table-cell>
          <table:table-cell office:value-type="float" office:value="-0.343161" calcext:value-type="float">
            <text:p>-0.343161</text:p>
          </table:table-cell>
          <table:table-cell office:value-type="string" calcext:value-type="string">
            <text:p>L-Lysine</text:p>
          </table:table-cell>
          <table:table-cell table:formula="of:=ABS([.C39])" office:value-type="float" office:value="0.343161" calcext:value-type="float">
            <text:p>0.343161</text:p>
          </table:table-cell>
          <table:table-cell table:formula="of:=[.C39]/[.$E$73]" office:value-type="float" office:value="-171580.5" calcext:value-type="float">
            <text:p>-171580.5</text:p>
          </table:table-cell>
          <table:table-cell table:formula="of:=[.E39]*(30508/54.124831)" office:value-type="float" office:value="193.426115048747" calcext:value-type="float">
            <text:p>193.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t-L[c]</text:p>
          </table:table-cell>
          <table:table-cell office:value-type="float" office:value="-0.153686" calcext:value-type="float">
            <text:p>-0.153686</text:p>
          </table:table-cell>
          <table:table-cell office:value-type="string" calcext:value-type="string">
            <text:p>L-Methionine</text:p>
          </table:table-cell>
          <table:table-cell table:formula="of:=ABS([.C40])" office:value-type="float" office:value="0.153686" calcext:value-type="float">
            <text:p>0.153686</text:p>
          </table:table-cell>
          <table:table-cell table:formula="of:=[.C40]/[.$E$73]" office:value-type="float" office:value="-76843" calcext:value-type="float">
            <text:p>-76843</text:p>
          </table:table-cell>
          <table:table-cell table:formula="of:=[.E40]*(30508/54.124831)" office:value-type="float" office:value="86.6266443954347" calcext:value-type="float">
            <text:p>86.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g2[c]</text:p>
          </table:table-cell>
          <table:table-cell office:value-type="float" office:value="-0.008675" calcext:value-type="float">
            <text:p>-0.008675</text:p>
          </table:table-cell>
          <table:table-cell office:value-type="string" calcext:value-type="string">
            <text:p>magnesium</text:p>
          </table:table-cell>
          <table:table-cell table:formula="of:=ABS([.C41])" office:value-type="float" office:value="0.008675" calcext:value-type="float">
            <text:p>0.008675</text:p>
          </table:table-cell>
          <table:table-cell table:formula="of:=[.C41]/[.$E$73]" office:value-type="float" office:value="-4337.5" calcext:value-type="float">
            <text:p>-4337.5</text:p>
          </table:table-cell>
          <table:table-cell table:formula="of:=[.E41]*(30508/54.124831)" office:value-type="float" office:value="4.88975014074409" calcext:value-type="float">
            <text:p>4.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lthf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5,10-Methylenetetrahydrofolate</text:p>
          </table:table-cell>
          <table:table-cell table:formula="of:=ABS([.C42])" office:value-type="float" office:value="0.000223" calcext:value-type="float">
            <text:p>0.000223</text:p>
          </table:table-cell>
          <table:table-cell table:formula="of:=[.C42]/[.$E$73]" office:value-type="float" office:value="-111.5" calcext:value-type="float">
            <text:p>-111.5</text:p>
          </table:table-cell>
          <table:table-cell table:formula="of:=[.E42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n2[c]</text:p>
          </table:table-cell>
          <table:table-cell office:value-type="float" office:value="-0.000691" calcext:value-type="float">
            <text:p>-0.000691</text:p>
          </table:table-cell>
          <table:table-cell office:value-type="string" calcext:value-type="string">
            <text:p>Mn2+</text:p>
          </table:table-cell>
          <table:table-cell table:formula="of:=ABS([.C43])" office:value-type="float" office:value="0.000691" calcext:value-type="float">
            <text:p>0.000691</text:p>
          </table:table-cell>
          <table:table-cell table:formula="of:=[.C43]/[.$E$73]" office:value-type="float" office:value="-345.5" calcext:value-type="float">
            <text:p>-345.5</text:p>
          </table:table-cell>
          <table:table-cell table:formula="of:=[.E43]*(30508/54.124831)" office:value-type="float" office:value="0.389489031383765" calcext:value-type="float">
            <text:p>0.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bd[c]</text:p>
          </table:table-cell>
          <table:table-cell office:value-type="float" office:value="-0.000007" calcext:value-type="float">
            <text:p>-7E-06</text:p>
          </table:table-cell>
          <table:table-cell office:value-type="string" calcext:value-type="string">
            <text:p>Molybdate</text:p>
          </table:table-cell>
          <table:table-cell table:formula="of:=ABS([.C44])" office:value-type="float" office:value="0.000007" calcext:value-type="float">
            <text:p>7E-06</text:p>
          </table:table-cell>
          <table:table-cell table:formula="of:=[.C44]/[.$E$73]" office:value-type="float" office:value="-3.5" calcext:value-type="float">
            <text:p>-3.5</text:p>
          </table:table-cell>
          <table:table-cell table:formula="of:=[.E44]*(30508/54.124831)" office:value-type="float" office:value="0.0039456197101105" calcext:value-type="float">
            <text:p>0.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urein5px4p[p]</text:p>
          </table:table-cell>
          <table:table-cell office:value-type="float" office:value="-0.013894" calcext:value-type="float">
            <text:p>-0.013894</text:p>
          </table:table-cell>
          <table:table-cell office:value-type="string" calcext:value-type="string">
            <text:p>two disacharide linked murein units, pentapeptide crosslinked tetrapeptide (A2pm-&gt;D-ala) (middle of chain)</text:p>
          </table:table-cell>
          <table:table-cell table:formula="of:=ABS([.C45])" office:value-type="float" office:value="0.013894" calcext:value-type="float">
            <text:p>0.013894</text:p>
          </table:table-cell>
          <table:table-cell table:formula="of:=[.C45]/[.$E$73]" office:value-type="float" office:value="-6947" calcext:value-type="float">
            <text:p>-6947</text:p>
          </table:table-cell>
          <table:table-cell table:formula="of:=[.E45]*(30508/54.124831)" office:value-type="float" office:value="7.83149146461076" calcext:value-type="float">
            <text:p>7.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ad[c]</text:p>
          </table:table-cell>
          <table:table-cell office:value-type="float" office:value="-0.001831" calcext:value-type="float">
            <text:p>-0.001831</text:p>
          </table:table-cell>
          <table:table-cell office:value-type="string" calcext:value-type="string">
            <text:p>Nicotinamide adenine dinucleotide</text:p>
          </table:table-cell>
          <table:table-cell table:formula="of:=ABS([.C46])" office:value-type="float" office:value="0.001831" calcext:value-type="float">
            <text:p>0.001831</text:p>
          </table:table-cell>
          <table:table-cell table:formula="of:=[.C46]/[.$E$73]" office:value-type="float" office:value="-915.5" calcext:value-type="float">
            <text:p>-915.5</text:p>
          </table:table-cell>
          <table:table-cell table:formula="of:=[.E46]*(30508/54.124831)" office:value-type="float" office:value="1.03206138417319" calcext:value-type="float">
            <text:p>1.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dp[c]</text:p>
          </table:table-cell>
          <table:table-cell office:value-type="float" office:value="-0.000447" calcext:value-type="float">
            <text:p>-0.000447</text:p>
          </table:table-cell>
          <table:table-cell office:value-type="string" calcext:value-type="string">
            <text:p>Nicotinamide adenine dinucleotide phosphate</text:p>
          </table:table-cell>
          <table:table-cell table:formula="of:=ABS([.C47])" office:value-type="float" office:value="0.000447" calcext:value-type="float">
            <text:p>0.000447</text:p>
          </table:table-cell>
          <table:table-cell table:formula="of:=[.C47]/[.$E$73]" office:value-type="float" office:value="-223.5" calcext:value-type="float">
            <text:p>-223.5</text:p>
          </table:table-cell>
          <table:table-cell table:formula="of:=[.E47]*(30508/54.124831)" office:value-type="float" office:value="0.251956001488485" calcext:value-type="float">
            <text:p>0.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h4[c]</text:p>
          </table:table-cell>
          <table:table-cell office:value-type="float" office:value="-0.013013" calcext:value-type="float">
            <text:p>-0.013013</text:p>
          </table:table-cell>
          <table:table-cell office:value-type="string" calcext:value-type="string">
            <text:p>Ammonium</text:p>
          </table:table-cell>
          <table:table-cell table:formula="of:=ABS([.C48])" office:value-type="float" office:value="0.013013" calcext:value-type="float">
            <text:p>0.013013</text:p>
          </table:table-cell>
          <table:table-cell table:formula="of:=[.C48]/[.$E$73]" office:value-type="float" office:value="-6506.5" calcext:value-type="float">
            <text:p>-6506.5</text:p>
          </table:table-cell>
          <table:table-cell table:formula="of:=[.E48]*(30508/54.124831)" office:value-type="float" office:value="7.33490704109543" calcext:value-type="float">
            <text:p>7.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i2[c]</text:p>
          </table:table-cell>
          <table:table-cell office:value-type="float" office:value="-0.000323" calcext:value-type="float">
            <text:p>-0.000323</text:p>
          </table:table-cell>
          <table:table-cell office:value-type="string" calcext:value-type="string">
            <text:p>nickel</text:p>
          </table:table-cell>
          <table:table-cell table:formula="of:=ABS([.C49])" office:value-type="float" office:value="0.000323" calcext:value-type="float">
            <text:p>0.000323</text:p>
          </table:table-cell>
          <table:table-cell table:formula="of:=[.C49]/[.$E$73]" office:value-type="float" office:value="-161.5" calcext:value-type="float">
            <text:p>-161.5</text:p>
          </table:table-cell>
          <table:table-cell table:formula="of:=[.E49]*(30508/54.124831)" office:value-type="float" office:value="0.18206216662367" calcext:value-type="float">
            <text:p>0.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e160[c]</text:p>
          </table:table-cell>
          <table:table-cell office:value-type="float" office:value="-0.017868" calcext:value-type="float">
            <text:p>-0.017868</text:p>
          </table:table-cell>
          <table:table-cell office:value-type="string" calcext:value-type="string">
            <text:p>phosphatidylethanolamine (dihexadecanoyl, n-C16:0)</text:p>
          </table:table-cell>
          <table:table-cell table:formula="of:=ABS([.C50])" office:value-type="float" office:value="0.017868" calcext:value-type="float">
            <text:p>0.017868</text:p>
          </table:table-cell>
          <table:table-cell table:formula="of:=[.C50]/[.$E$73]" office:value-type="float" office:value="-8934" calcext:value-type="float">
            <text:p>-8934</text:p>
          </table:table-cell>
          <table:table-cell table:formula="of:=[.E50]*(30508/54.124831)" office:value-type="float" office:value="10.0714761400364" calcext:value-type="float">
            <text:p>10.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e160[p]</text:p>
          </table:table-cell>
          <table:table-cell office:value-type="float" office:value="-0.045946" calcext:value-type="float">
            <text:p>-0.045946</text:p>
          </table:table-cell>
          <table:table-cell office:value-type="string" calcext:value-type="string">
            <text:p>phosphatidylethanolamine (dihexadecanoyl, n-C16:0)</text:p>
          </table:table-cell>
          <table:table-cell table:formula="of:=ABS([.C51])" office:value-type="float" office:value="0.045946" calcext:value-type="float">
            <text:p>0.045946</text:p>
          </table:table-cell>
          <table:table-cell table:formula="of:=[.C51]/[.$E$73]" office:value-type="float" office:value="-22973" calcext:value-type="float">
            <text:p>-22973</text:p>
          </table:table-cell>
          <table:table-cell table:formula="of:=[.E51]*(30508/54.124831)" office:value-type="float" office:value="25.8979204572482" calcext:value-type="float">
            <text:p>25.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e161[c]</text:p>
          </table:table-cell>
          <table:table-cell office:value-type="float" office:value="-0.054154" calcext:value-type="float">
            <text:p>-0.054154</text:p>
          </table:table-cell>
          <table:table-cell office:value-type="string" calcext:value-type="string">
            <text:p>phosphatidylethanolamine (dihexadec-9enoyl, n-C16:1)</text:p>
          </table:table-cell>
          <table:table-cell table:formula="of:=ABS([.C52])" office:value-type="float" office:value="0.054154" calcext:value-type="float">
            <text:p>0.054154</text:p>
          </table:table-cell>
          <table:table-cell table:formula="of:=[.C52]/[.$E$73]" office:value-type="float" office:value="-27077" calcext:value-type="float">
            <text:p>-27077</text:p>
          </table:table-cell>
          <table:table-cell table:formula="of:=[.E52]*(30508/54.124831)" office:value-type="float" office:value="30.524441397332" calcext:value-type="float">
            <text:p>30.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e161[p]</text:p>
          </table:table-cell>
          <table:table-cell office:value-type="float" office:value="-0.02106" calcext:value-type="float">
            <text:p>-0.02106</text:p>
          </table:table-cell>
          <table:table-cell office:value-type="string" calcext:value-type="string">
            <text:p>phosphatidylethanolamine (dihexadec-9enoyl, n-C16:1)</text:p>
          </table:table-cell>
          <table:table-cell table:formula="of:=ABS([.C53])" office:value-type="float" office:value="0.02106" calcext:value-type="float">
            <text:p>0.02106</text:p>
          </table:table-cell>
          <table:table-cell table:formula="of:=[.C53]/[.$E$73]" office:value-type="float" office:value="-10530" calcext:value-type="float">
            <text:p>-10530</text:p>
          </table:table-cell>
          <table:table-cell table:formula="of:=[.E53]*(30508/54.124831)" office:value-type="float" office:value="11.8706787278467" calcext:value-type="float">
            <text:p>11.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e-L[c]</text:p>
          </table:table-cell>
          <table:table-cell office:value-type="float" office:value="-0.185265" calcext:value-type="float">
            <text:p>-0.185265</text:p>
          </table:table-cell>
          <table:table-cell office:value-type="string" calcext:value-type="string">
            <text:p>L-Phenylalanine</text:p>
          </table:table-cell>
          <table:table-cell table:formula="of:=ABS([.C54])" office:value-type="float" office:value="0.185265" calcext:value-type="float">
            <text:p>0.185265</text:p>
          </table:table-cell>
          <table:table-cell table:formula="of:=[.C54]/[.$E$73]" office:value-type="float" office:value="-92632.5" calcext:value-type="float">
            <text:p>-92632.5</text:p>
          </table:table-cell>
          <table:table-cell table:formula="of:=[.E54]*(30508/54.124831)" office:value-type="float" office:value="104.42646222766" calcext:value-type="float">
            <text:p>104.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eme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Protoheme</text:p>
          </table:table-cell>
          <table:table-cell table:formula="of:=ABS([.C55])" office:value-type="float" office:value="0.000223" calcext:value-type="float">
            <text:p>0.000223</text:p>
          </table:table-cell>
          <table:table-cell table:formula="of:=[.C55]/[.$E$73]" office:value-type="float" office:value="-111.5" calcext:value-type="float">
            <text:p>-111.5</text:p>
          </table:table-cell>
          <table:table-cell table:formula="of:=[.E55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i[c]</text:p>
          </table:table-cell>
          <table:table-cell office:value-type="float" office:value="53.945662" calcext:value-type="float">
            <text:p>53.945662</text:p>
          </table:table-cell>
          <table:table-cell office:value-type="string" calcext:value-type="string">
            <text:p>Phosphate</text:p>
          </table:table-cell>
          <table:table-cell table:formula="of:=ABS([.C56])" office:value-type="float" office:value="53.945662" calcext:value-type="float">
            <text:p>53.945662</text:p>
          </table:table-cell>
          <table:table-cell table:formula="of:=[.C56]/[.$E$73]" office:value-type="float" office:value="26972831" calcext:value-type="float">
            <text:p>26972831</text:p>
          </table:table-cell>
          <table:table-cell table:formula="of:=[.E56]*(30508/54.124831)" office:value-type="float" office:value="30407.0096088799" calcext:value-type="float">
            <text:p>30,407.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pi[c]</text:p>
          </table:table-cell>
          <table:table-cell office:value-type="float" office:value="0.773903" calcext:value-type="float">
            <text:p>0.773903</text:p>
          </table:table-cell>
          <table:table-cell office:value-type="string" calcext:value-type="string">
            <text:p>Diphosphate</text:p>
          </table:table-cell>
          <table:table-cell table:formula="of:=ABS([.C57])" office:value-type="float" office:value="0.773903" calcext:value-type="float">
            <text:p>0.773903</text:p>
          </table:table-cell>
          <table:table-cell table:formula="of:=[.C57]/[.$E$73]" office:value-type="float" office:value="386951.5" calcext:value-type="float">
            <text:p>386951.5</text:p>
          </table:table-cell>
          <table:table-cell table:formula="of:=[.E57]*(30508/54.124831)" office:value-type="float" office:value="436.218132930521" calcext:value-type="float">
            <text:p>436.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o-L[c]</text:p>
          </table:table-cell>
          <table:table-cell office:value-type="float" office:value="-0.221055" calcext:value-type="float">
            <text:p>-0.221055</text:p>
          </table:table-cell>
          <table:table-cell office:value-type="string" calcext:value-type="string">
            <text:p>L-Proline</text:p>
          </table:table-cell>
          <table:table-cell table:formula="of:=ABS([.C58])" office:value-type="float" office:value="0.221055" calcext:value-type="float">
            <text:p>0.221055</text:p>
          </table:table-cell>
          <table:table-cell table:formula="of:=[.C58]/[.$E$73]" office:value-type="float" office:value="-110527.5" calcext:value-type="float">
            <text:p>-110527.5</text:p>
          </table:table-cell>
          <table:table-cell table:formula="of:=[.E58]*(30508/54.124831)" office:value-type="float" office:value="124.599852145497" calcext:value-type="float">
            <text:p>124.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ydx5p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Pyridoxal 5'-phosphate</text:p>
          </table:table-cell>
          <table:table-cell table:formula="of:=ABS([.C59])" office:value-type="float" office:value="0.000223" calcext:value-type="float">
            <text:p>0.000223</text:p>
          </table:table-cell>
          <table:table-cell table:formula="of:=[.C59]/[.$E$73]" office:value-type="float" office:value="-111.5" calcext:value-type="float">
            <text:p>-111.5</text:p>
          </table:table-cell>
          <table:table-cell table:formula="of:=[.E59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ibflv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Riboflavin</text:p>
          </table:table-cell>
          <table:table-cell table:formula="of:=ABS([.C60])" office:value-type="float" office:value="0.000223" calcext:value-type="float">
            <text:p>0.000223</text:p>
          </table:table-cell>
          <table:table-cell table:formula="of:=[.C60]/[.$E$73]" office:value-type="float" office:value="-111.5" calcext:value-type="float">
            <text:p>-111.5</text:p>
          </table:table-cell>
          <table:table-cell table:formula="of:=[.E60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-L[c]</text:p>
          </table:table-cell>
          <table:table-cell office:value-type="float" office:value="-0.215792" calcext:value-type="float">
            <text:p>-0.215792</text:p>
          </table:table-cell>
          <table:table-cell office:value-type="string" calcext:value-type="string">
            <text:p>L-Serine</text:p>
          </table:table-cell>
          <table:table-cell table:formula="of:=ABS([.C61])" office:value-type="float" office:value="0.215792" calcext:value-type="float">
            <text:p>0.215792</text:p>
          </table:table-cell>
          <table:table-cell table:formula="of:=[.C61]/[.$E$73]" office:value-type="float" office:value="-107896" calcext:value-type="float">
            <text:p>-107896</text:p>
          </table:table-cell>
          <table:table-cell table:formula="of:=[.E61]*(30508/54.124831)" office:value-type="float" office:value="121.633309783452" calcext:value-type="float">
            <text:p>121.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heme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Siroheme</text:p>
          </table:table-cell>
          <table:table-cell table:formula="of:=ABS([.C62])" office:value-type="float" office:value="0.000223" calcext:value-type="float">
            <text:p>0.000223</text:p>
          </table:table-cell>
          <table:table-cell table:formula="of:=[.C62]/[.$E$73]" office:value-type="float" office:value="-111.5" calcext:value-type="float">
            <text:p>-111.5</text:p>
          </table:table-cell>
          <table:table-cell table:formula="of:=[.E62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o4[c]</text:p>
          </table:table-cell>
          <table:table-cell office:value-type="float" office:value="-0.004338" calcext:value-type="float">
            <text:p>-0.004338</text:p>
          </table:table-cell>
          <table:table-cell office:value-type="string" calcext:value-type="string">
            <text:p>Sulfate</text:p>
          </table:table-cell>
          <table:table-cell table:formula="of:=ABS([.C63])" office:value-type="float" office:value="0.004338" calcext:value-type="float">
            <text:p>0.004338</text:p>
          </table:table-cell>
          <table:table-cell table:formula="of:=[.C63]/[.$E$73]" office:value-type="float" office:value="-2169" calcext:value-type="float">
            <text:p>-2169</text:p>
          </table:table-cell>
          <table:table-cell table:formula="of:=[.E63]*(30508/54.124831)" office:value-type="float" office:value="2.44515690035134" calcext:value-type="float">
            <text:p>2.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f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5,6,7,8-Tetrahydrofolate</text:p>
          </table:table-cell>
          <table:table-cell table:formula="of:=ABS([.C64])" office:value-type="float" office:value="0.000223" calcext:value-type="float">
            <text:p>0.000223</text:p>
          </table:table-cell>
          <table:table-cell table:formula="of:=[.C64]/[.$E$73]" office:value-type="float" office:value="-111.5" calcext:value-type="float">
            <text:p>-111.5</text:p>
          </table:table-cell>
          <table:table-cell table:formula="of:=[.E64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mpp[c]</text:p>
          </table:table-cell>
          <table:table-cell office:value-type="float" office:value="-0.000223" calcext:value-type="float">
            <text:p>-0.000223</text:p>
          </table:table-cell>
          <table:table-cell office:value-type="string" calcext:value-type="string">
            <text:p>Thiamine diphosphate</text:p>
          </table:table-cell>
          <table:table-cell table:formula="of:=ABS([.C65])" office:value-type="float" office:value="0.000223" calcext:value-type="float">
            <text:p>0.000223</text:p>
          </table:table-cell>
          <table:table-cell table:formula="of:=[.C65]/[.$E$73]" office:value-type="float" office:value="-111.5" calcext:value-type="float">
            <text:p>-111.5</text:p>
          </table:table-cell>
          <table:table-cell table:formula="of:=[.E65]*(30508/54.124831)" office:value-type="float" office:value="0.125696170764949" calcext:value-type="float">
            <text:p>0.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hr-L[c]</text:p>
          </table:table-cell>
          <table:table-cell office:value-type="float" office:value="-0.253687" calcext:value-type="float">
            <text:p>-0.253687</text:p>
          </table:table-cell>
          <table:table-cell office:value-type="string" calcext:value-type="string">
            <text:p>L-Threonine</text:p>
          </table:table-cell>
          <table:table-cell table:formula="of:=ABS([.C66])" office:value-type="float" office:value="0.253687" calcext:value-type="float">
            <text:p>0.253687</text:p>
          </table:table-cell>
          <table:table-cell table:formula="of:=[.C66]/[.$E$73]" office:value-type="float" office:value="-126843.5" calcext:value-type="float">
            <text:p>-126843.5</text:p>
          </table:table-cell>
          <table:table-cell table:formula="of:=[.E66]*(30508/54.124831)" office:value-type="float" office:value="142.993203914115" calcext:value-type="float">
            <text:p>142.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rp-L[c]</text:p>
          </table:table-cell>
          <table:table-cell office:value-type="float" office:value="-0.056843" calcext:value-type="float">
            <text:p>-0.056843</text:p>
          </table:table-cell>
          <table:table-cell office:value-type="string" calcext:value-type="string">
            <text:p>L-Tryptophan</text:p>
          </table:table-cell>
          <table:table-cell table:formula="of:=ABS([.C67])" office:value-type="float" office:value="0.056843" calcext:value-type="float">
            <text:p>0.056843</text:p>
          </table:table-cell>
          <table:table-cell table:formula="of:=[.C67]/[.$E$73]" office:value-type="float" office:value="-28421.5" calcext:value-type="float">
            <text:p>-28421.5</text:p>
          </table:table-cell>
          <table:table-cell table:formula="of:=[.E67]*(30508/54.124831)" office:value-type="float" office:value="32.040123025973" calcext:value-type="float">
            <text:p>32.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yr-L[c]</text:p>
          </table:table-cell>
          <table:table-cell office:value-type="float" office:value="-0.137896" calcext:value-type="float">
            <text:p>-0.137896</text:p>
          </table:table-cell>
          <table:table-cell office:value-type="string" calcext:value-type="string">
            <text:p>L-Tyrosine</text:p>
          </table:table-cell>
          <table:table-cell table:formula="of:=ABS([.C68])" office:value-type="float" office:value="0.137896" calcext:value-type="float">
            <text:p>0.137896</text:p>
          </table:table-cell>
          <table:table-cell table:formula="of:=[.C68]/[.$E$73]" office:value-type="float" office:value="-68948" calcext:value-type="float">
            <text:p>-68948</text:p>
          </table:table-cell>
          <table:table-cell table:formula="of:=[.E68]*(30508/54.124831)" office:value-type="float" office:value="77.7264536493426" calcext:value-type="float">
            <text:p>77.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dcpdp[c]</text:p>
          </table:table-cell>
          <table:table-cell office:value-type="float" office:value="-0.000055" calcext:value-type="float">
            <text:p>-5.5E-05</text:p>
          </table:table-cell>
          <table:table-cell office:value-type="string" calcext:value-type="string">
            <text:p>Undecaprenyl diphosphate</text:p>
          </table:table-cell>
          <table:table-cell table:formula="of:=ABS([.C69])" office:value-type="float" office:value="0.000055" calcext:value-type="float">
            <text:p>5.5E-05</text:p>
          </table:table-cell>
          <table:table-cell table:formula="of:=[.C69]/[.$E$73]" office:value-type="float" office:value="-27.5" calcext:value-type="float">
            <text:p>-27.5</text:p>
          </table:table-cell>
          <table:table-cell table:formula="of:=[.E69]*(30508/54.124831)" office:value-type="float" office:value="0.0310012977222968" calcext:value-type="float">
            <text:p>0.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tp[c]</text:p>
          </table:table-cell>
          <table:table-cell office:value-type="float" office:value="-0.144104" calcext:value-type="float">
            <text:p>-0.144104</text:p>
          </table:table-cell>
          <table:table-cell office:value-type="string" calcext:value-type="string">
            <text:p>UTP</text:p>
          </table:table-cell>
          <table:table-cell table:formula="of:=ABS([.C70])" office:value-type="float" office:value="0.144104" calcext:value-type="float">
            <text:p>0.144104</text:p>
          </table:table-cell>
          <table:table-cell table:formula="of:=[.C70]/[.$E$73]" office:value-type="float" office:value="-72052" calcext:value-type="float">
            <text:p>-72052</text:p>
          </table:table-cell>
          <table:table-cell table:formula="of:=[.E70]*(30508/54.124831)" office:value-type="float" office:value="81.225654672252" calcext:value-type="float">
            <text:p>81.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l-L[c]</text:p>
          </table:table-cell>
          <table:table-cell office:value-type="float" office:value="-0.423162" calcext:value-type="float">
            <text:p>-0.423162</text:p>
          </table:table-cell>
          <table:table-cell office:value-type="string" calcext:value-type="string">
            <text:p>L-Valine</text:p>
          </table:table-cell>
          <table:table-cell table:formula="of:=ABS([.C71])" office:value-type="float" office:value="0.423162" calcext:value-type="float">
            <text:p>0.423162</text:p>
          </table:table-cell>
          <table:table-cell table:formula="of:=[.C71]/[.$E$73]" office:value-type="float" office:value="-211581" calcext:value-type="float">
            <text:p>-211581</text:p>
          </table:table-cell>
          <table:table-cell table:formula="of:=[.E71]*(30508/54.124831)" office:value-type="float" office:value="238.519475395683" calcext:value-type="float">
            <text:p>238.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zn2[c]</text:p>
          </table:table-cell>
          <table:table-cell office:value-type="float" office:value="-0.000341" calcext:value-type="float">
            <text:p>-0.000341</text:p>
          </table:table-cell>
          <table:table-cell office:value-type="string" calcext:value-type="string">
            <text:p>Zinc</text:p>
          </table:table-cell>
          <table:table-cell table:formula="of:=ABS([.C72])" office:value-type="float" office:value="0.000341" calcext:value-type="float">
            <text:p>0.000341</text:p>
          </table:table-cell>
          <table:table-cell table:formula="of:=[.C72]/[.$E$73]" office:value-type="float" office:value="-170.5" calcext:value-type="float">
            <text:p>-170.5</text:p>
          </table:table-cell>
          <table:table-cell table:formula="of:=[.E72]*(30508/54.124831)" office:value-type="float" office:value="0.19220804587824" calcext:value-type="float">
            <text:p>0.19</text:p>
          </table:table-cell>
        </table:table-row>
        <table:table-row table:style-name="ro1">
          <table:table-cell table:number-columns-repeated="4"/>
          <table:table-cell table:formula="of:=MIN([.E2:.E72])" office:value-type="float" office:value="0.000002" calcext:value-type="float">
            <text:p>2E-06</text:p>
          </table:table-cell>
          <table:table-cell table:formula="of:=[.C73]/[.$E$73]" office:value-type="float" office:value="0" calcext:value-type="float">
            <text:p>0</text:p>
          </table:table-cell>
          <table:table-cell table:formula="of:=[.E73]*(30508/54.124831)" office:value-type="float" office:value="0.00112731991717443" calcext:value-type="float">
            <text:p>0.00</text:p>
          </table:table-cell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3T21:02:07.202835548</dc:date>
    <meta:editing-duration>PT28M8S</meta:editing-duration>
    <meta:editing-cycles>2</meta:editing-cycles>
    <meta:document-statistic meta:table-count="1" meta:cell-count="503" meta:object-count="0"/>
  </office:meta>
</office:document-meta>
</file>